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563c1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563c1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Assignment No :3</text:span></text:p>
      <text:p text:style-name="P2"><text:span text:style-name="T2">GitHub</text:span></text:p>
      <text:p text:style-name="P2"><text:span text:style-name="T3">----------------------------------------------------------------------------------------------------------------------</text:span></text:p>
      <text:p text:style-name="P2"><text:span text:style-name="T3">pl-20@pl20-OptiPlex-3020:~$<text:s/></text:span><text:span text:style-name="T4">sudo apt update</text:span></text:p>
      <text:p text:style-name="P2"><text:span text:style-name="T5">pl-20@pl20-OptiPlex-3020:~$<text:s/></text:span><text:span text:style-name="T6">sudo apt install git</text:span></text:p>
      <text:p text:style-name="P2"><text:span text:style-name="T7">pl-20@pl20-OptiPlex-3020:~$<text:s/></text:span><text:span text:style-name="T8">git<text:s/></text:span><text:span text:style-name="T9">–</text:span><text:span text:style-name="T10">version</text:span></text:p>
      <text:p text:style-name="P2"><text:span text:style-name="T11"/></text:p>
      <text:p text:style-name="P2"><text:span text:style-name="T12">git version 2.25.1</text:span></text:p>
      <text:p text:style-name="P2"><text:span text:style-name="T13"/></text:p>
      <text:p text:style-name="P2"><text:span text:style-name="T14">pl-20@pl20-OptiPlex-3020:~$<text:s/></text:span><text:span text:style-name="T15">git config --global user.name "Mayur"</text:span></text:p>
      <text:p text:style-name="P2"><text:span text:style-name="T16">pl-20@pl20-OptiPlex-3020:~$<text:s/></text:span><text:span text:style-name="T17">git config --global user.email "</text:span><text:a xlink:href="mailto:kbtug20255@kbtcoe.org"><text:span text:style-name="T19">kbtug20</text:span></text:a><text:span text:style-name="T20">28</text:span><text:a xlink:href="mailto:kbtug20255@kbtcoe.org"><text:span text:style-name="T22">9</text:span><text:span text:style-name="T23"><text:s/>HYPERLINK "mailto:kbtug20255@kbtcoe.org"</text:span><text:span text:style-name="T24">@kbtcoe.org</text:span></text:a><text:span text:style-name="T25">"</text:span></text:p>
      <text:p text:style-name="P2"><text:span text:style-name="T26"/></text:p>
      <text:p text:style-name="P2"><text:span text:style-name="T27">pl-20@pl20-OptiPlex-3020:~$<text:s/></text:span><text:span text:style-name="T28">nano ~/.gitconfig</text:span></text:p>
      <text:p text:style-name="P2"><text:span text:style-name="T29">[user]</text:span></text:p>
      <text:p text:style-name="P2"><text:span text:style-name="T29"><text:s text:c="8"/>name = Mayur</text:span></text:p>
      <text:p text:style-name="P2"><text:span text:style-name="T29"><text:s text:c="8"/>email =<text:s/></text:span><text:a xlink:href="mailto:kbtug20079@kbtcoe.org"><text:span text:style-name="T31">kbtug20289@kbtcoe.org</text:span></text:a><text:span text:style-name="T32"/></text:p>
      <text:p text:style-name="P2"><text:span text:style-name="T32"/></text:p>
      <text:p text:style-name="P2"><text:span text:style-name="T33">pl-20@pl20-OptiPlex-3020:~$</text:span><text:span text:style-name="T34"><text:s/>git clone<text:s/></text:span><text:a xlink:href="https://github.com/Mayur/Fast.git"><text:span text:style-name="T35">https://github.com/Mayur/Fast.git</text:span></text:a><text:span text:style-name="T36"/></text:p>
      <text:p text:style-name="P2"><text:span text:style-name="T37">Cloning into 'Fast'...</text:span></text:p>
      <text:p text:style-name="P2"><text:span text:style-name="T37">warning: You appear to have cloned an empty repository.</text:span></text:p>
      <text:p text:style-name="P2"><text:span text:style-name="T38"/></text:p>
      <text:p text:style-name="P2"><text:span text:style-name="T39">pl-20@pl20-OptiPlex-3020:~$<text:s/></text:span><text:span text:style-name="T40">cd Fast</text:span></text:p>
      <text:p text:style-name="P2"><text:span text:style-name="T41"/></text:p>
      <text:p text:style-name="P2"><text:span text:style-name="T42">pl-20@pl20-OptiPlex-3020:~/Fast$<text:s/></text:span><text:span text:style-name="T43">git status</text:span></text:p>
      <text:p text:style-name="P2"><text:span text:style-name="T44">On branch master</text:span></text:p>
      <text:p text:style-name="P2"><text:span text:style-name="T44">No commits yet</text:span></text:p>
      <text:p text:style-name="P2"><text:span text:style-name="T44">Untracked files:</text:span></text:p>
      <text:p text:style-name="P2"><text:span text:style-name="T44"><text:s text:c="2"/>(use "git add &lt;file&gt;..." to include in what will be committed)</text:span></text:p>
      <text:p text:style-name="P2"><text:span text:style-name="T44"><text:tab/></text:span><text:span text:style-name="T45">index.html</text:span></text:p>
      <text:p text:style-name="P2"><text:span text:style-name="T46">nothing added to commit but untracked files present (use "git add" to track)</text:span></text:p>
      <text:p text:style-name="P2"><text:span text:style-name="T47"/></text:p>
      <text:p text:style-name="P2"><text:span text:style-name="T48">pl-20@pl20-OptiPlex-3020:~/Fast$<text:s/></text:span><text:span text:style-name="T49">git add *</text:span></text:p>
      <text:p text:style-name="P2"><text:span text:style-name="T50">pl-20@pl20-OptiPlex-3020:~/Fast$</text:span><text:span text:style-name="T51"><text:s/>git commit -m "strong commit Message"</text:span></text:p>
      <text:p text:style-name="P2"><text:span text:style-name="T52">[master (root-commit) 4c3479d] strong commit Message</text:span></text:p>
      <text:p text:style-name="P2"><text:span text:style-name="T52"><text:s/>1 file changed, 45 insertions(+)</text:span></text:p>
      <text:p text:style-name="P2"><text:span text:style-name="T52"><text:s/>create mode 100644</text:span><text:span text:style-name="T53"><text:s/>index.html</text:span></text:p>
      <text:p text:style-name="P2"><text:span text:style-name="T54"/></text:p>
      <text:p text:style-name="P2"><text:span text:style-name="T55">pl-20@pl20-OptiPlex-3020:~/Fast$</text:span><text:span text:style-name="T56"><text:s/>git push</text:span></text:p>
      <text:p text:style-name="P2"><text:span text:style-name="T57">Username for '</text:span><text:a xlink:href="https://github.com"><text:span text:style-name="T58">https://github.com</text:span></text:a><text:span text:style-name="T59">': Mayur</text:span></text:p>
      <text:p text:style-name="P2"><text:span text:style-name="T59">Password for '</text:span><text:a xlink:href="https://Mayur@github.com"><text:span text:style-name="T60">https://Mayur@github.com</text:span></text:a><text:span text:style-name="T61">':<text:s/></text:span><text:a xlink:href="mailto:kbtug@25"><text:span text:style-name="T63">kbtug@20289</text:span></text:a><text:span text:style-name="T64"/></text:p>
      <text:p text:style-name="P2"><text:span text:style-name="T65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